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style:contextual-spacing="false" fo:break-before="page"/>
      <style:text-properties officeooo:paragraph-rsid="001aaf4d"/>
    </style:style>
    <style:style style:name="P2" style:family="paragraph" style:parent-style-name="Standard">
      <style:text-properties style:font-name="Times New Roman" fo:font-size="20pt" fo:font-weight="bold" officeooo:paragraph-rsid="001aaf4d" style:font-size-asian="20pt" style:font-weight-asian="bold" style:font-name-complex="Times New Roman1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paragraph-rsid="001aaf4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officeooo:paragraph-rsid="001aaf4d" style:font-size-asian="14pt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6pt" fo:font-weight="bold" officeooo:paragraph-rsid="001aaf4d" style:font-size-asian="26pt" style:font-weight-asian="bold" style:font-name-complex="Times New Roman1" style:font-size-complex="26pt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rsid="001aaf4d" officeooo:paragraph-rsid="001aaf4d"/>
    </style:style>
    <style:style style:name="P7" style:family="paragraph" style:parent-style-name="Standard">
      <style:text-properties style:font-name="Times New Roman" fo:font-size="16pt" officeooo:paragraph-rsid="001aaf4d" style:font-size-asian="16pt" style:font-name-complex="Times New Roman1" style:font-size-complex="16pt"/>
    </style:style>
    <style:style style:name="P8" style:family="paragraph" style:parent-style-name="Standard">
      <style:paragraph-properties fo:text-align="end" style:justify-single-word="false"/>
      <style:text-properties officeooo:paragraph-rsid="001aaf4d"/>
    </style:style>
    <style:style style:name="P9" style:family="paragraph" style:parent-style-name="Standard">
      <style:paragraph-properties fo:text-align="end" style:justify-single-word="false"/>
      <style:text-properties officeooo:rsid="001aaf4d" officeooo:paragraph-rsid="001aaf4d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6pt" officeooo:rsid="001aaf4d" officeooo:paragraph-rsid="001aaf4d" style:font-size-asian="16pt" style:font-name-complex="Times New Roman1" style:font-size-complex="16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6pt" officeooo:paragraph-rsid="001aaf4d" style:font-size-asian="16pt" style:font-name-complex="Times New Roman1" style:font-size-complex="16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1aaf4d" style:font-size-asian="16pt" style:font-weight-asian="bold" style:font-name-complex="Times New Roman1" style:font-size-complex="16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24pt" fo:font-weight="bold" officeooo:paragraph-rsid="000d7dff" style:font-size-asian="24pt" style:font-weight-asian="bold" style:font-name-complex="Times New Roman1" style:font-size-complex="24pt" style:font-weight-complex="bold"/>
    </style:style>
    <style:style style:name="P14" style:family="paragraph" style:parent-style-name="Heading_20_1">
      <style:paragraph-properties fo:text-align="justify" style:justify-single-word="false"/>
      <style:text-properties style:font-name="Liberation Serif" fo:font-size="24pt" officeooo:paragraph-rsid="000d7dff" style:font-size-asian="24pt" style:font-size-complex="24pt"/>
    </style:style>
    <style:style style:name="P15" style:family="paragraph" style:parent-style-name="Standard">
      <style:text-properties style:font-name="Liberation Serif" fo:font-size="16pt" officeooo:rsid="00130655" officeooo:paragraph-rsid="00130655" style:font-size-asian="14pt" style:font-size-complex="16pt"/>
    </style:style>
    <style:style style:name="P16" style:family="paragraph" style:parent-style-name="Standard">
      <style:text-properties style:font-name="Liberation Serif" fo:font-size="16pt" officeooo:rsid="001ea009" officeooo:paragraph-rsid="00130655" style:font-size-asian="14pt" style:font-size-complex="16pt"/>
    </style:style>
    <style:style style:name="P17" style:family="paragraph" style:parent-style-name="Text_20_body">
      <style:text-properties style:font-name="Liberation Serif" fo:font-size="18pt" fo:font-weight="bold" officeooo:rsid="001ea009" officeooo:paragraph-rsid="00130655" style:font-size-asian="18pt" style:font-weight-asian="bold" style:font-size-complex="18pt" style:font-weight-complex="bold"/>
    </style:style>
    <style:style style:name="P18" style:family="paragraph" style:parent-style-name="Text_20_body" style:list-style-name="L1">
      <style:text-properties fo:font-size="16pt" officeooo:rsid="001ea009" officeooo:paragraph-rsid="00130655" style:font-size-asian="14pt" style:font-size-complex="16pt"/>
    </style:style>
    <style:style style:name="P19" style:family="paragraph" style:parent-style-name="Text_20_body" style:list-style-name="L1">
      <style:text-properties officeooo:paragraph-rsid="00130655"/>
    </style:style>
    <style:style style:name="P20" style:family="paragraph" style:parent-style-name="Text_20_body" style:list-style-name="L1">
      <style:text-properties style:font-name="Liberation Serif" fo:font-size="16pt" officeooo:rsid="001ea009" style:font-size-asian="14pt" style:font-size-complex="16pt"/>
    </style:style>
    <style:style style:name="P21" style:family="paragraph" style:parent-style-name="Heading_20_1">
      <style:paragraph-properties fo:text-align="justify" style:justify-single-word="false"/>
      <style:text-properties style:use-window-font-color="true" loext:opacity="0%" style:font-name="Liberation Serif" fo:font-size="24pt" fo:font-weight="bold" officeooo:paragraph-rsid="000d7dff" style:font-size-asian="24pt" style:font-weight-asian="bold" style:font-name-complex="Times New Roman1" style:font-size-complex="24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weight="bold" officeooo:paragraph-rsid="000d7dff" style:font-weight-asian="bold" style:font-name-complex="Times New Roman1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8pt" fo:font-weight="bold" officeooo:rsid="00105308" officeooo:paragraph-rsid="00105308" style:font-size-asian="18pt" style:font-weight-asian="bold" style:font-name-complex="Times New Roman1" style:font-size-complex="18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weight="bold" officeooo:paragraph-rsid="000f1cc4" style:font-weight-asian="bold" style:font-name-complex="Times New Roman1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6pt" fo:font-weight="bold" officeooo:paragraph-rsid="000f1cc4" style:font-size-asian="16pt" style:font-weight-asian="bold" style:font-name-complex="Times New Roman1" style:font-size-complex="16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6pt" fo:font-weight="normal" officeooo:paragraph-rsid="000f1cc4" style:font-size-asian="16pt" style:font-weight-asian="normal" style:font-name-complex="Times New Roman1" style:font-size-complex="16pt" style:font-weight-complex="normal"/>
    </style:style>
    <style:style style:name="P27" style:family="paragraph" style:parent-style-name="Standard">
      <style:paragraph-properties fo:text-align="justify" style:justify-single-word="false"/>
      <style:text-properties officeooo:paragraph-rsid="000f1cc4"/>
    </style:style>
    <style:style style:name="P28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6pt" fo:font-weight="normal" officeooo:paragraph-rsid="000f1cc4" style:font-size-asian="16pt" style:font-weight-asian="normal" style:font-name-complex="Times New Roman1" style:font-size-complex="16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use-window-font-color="true" loext:opacity="0%" style:font-name="Times New Roman" fo:font-weight="normal" officeooo:paragraph-rsid="000f1cc4" style:font-weight-asian="normal" style:font-name-complex="Times New Roman1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weight="normal" officeooo:paragraph-rsid="000f1cc4" style:font-weight-asian="normal" style:font-name-complex="Times New Roman1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2pt" fo:font-weight="normal" officeooo:rsid="00105308" officeooo:paragraph-rsid="0011a546" style:font-size-asian="10.5pt" style:font-weight-asian="normal" style:font-name-complex="Times New Roman1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6pt" fo:font-weight="normal" officeooo:rsid="00105308" officeooo:paragraph-rsid="0011a546" style:font-size-asian="16pt" style:font-weight-asian="normal" style:font-name-complex="Times New Roman1" style:font-size-complex="16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24pt" fo:font-weight="bold" officeooo:paragraph-rsid="000d7dff" style:font-size-asian="24pt" style:font-weight-asian="bold" style:font-name-complex="Times New Roman1" style:font-size-complex="24pt" style:font-weight-complex="bold"/>
    </style:style>
    <style:style style:name="P34" style:family="paragraph" style:parent-style-name="Standard">
      <style:paragraph-properties fo:text-align="justify" style:justify-single-word="false"/>
      <style:text-properties officeooo:paragraph-rsid="0015eb07"/>
    </style:style>
    <style:style style:name="P35" style:family="paragraph" style:parent-style-name="Text_20_body">
      <style:paragraph-properties fo:text-align="justify" style:justify-single-word="false"/>
      <style:text-properties style:use-window-font-color="true" loext:opacity="0%" style:font-name="Times New Roman" fo:font-size="16pt" fo:font-weight="normal" officeooo:rsid="00105308" officeooo:paragraph-rsid="00161dc8" style:font-size-asian="16pt" style:font-weight-asian="normal" style:font-name-complex="Times New Roman1" style:font-size-complex="16pt" style:font-weight-complex="normal"/>
    </style:style>
    <style:style style:name="P36" style:family="paragraph" style:parent-style-name="Text_20_body">
      <style:paragraph-properties fo:text-align="justify" style:justify-single-word="false"/>
      <style:text-properties style:font-name="Liberation Serif" fo:font-size="16pt" fo:font-weight="normal" officeooo:rsid="00161dc8" style:font-size-asian="16pt" style:font-weight-asian="normal" style:font-name-complex="Times New Roman1" style:font-size-complex="16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6pt" fo:font-weight="normal" officeooo:rsid="00105308" officeooo:paragraph-rsid="0011a546" style:font-size-asian="16pt" style:font-weight-asian="normal" style:font-name-complex="Times New Roman1" style:font-size-complex="16pt" style:font-weight-complex="normal"/>
    </style:style>
    <style:style style:name="P38" style:family="paragraph" style:parent-style-name="Standard">
      <style:paragraph-properties fo:text-align="justify" style:justify-single-word="false"/>
      <style:text-properties officeooo:paragraph-rsid="0011a546"/>
    </style:style>
    <style:style style:name="P39" style:family="paragraph" style:parent-style-name="Text_20_body">
      <style:paragraph-properties fo:text-align="justify" style:justify-single-word="false"/>
      <style:text-properties officeooo:paragraph-rsid="00161dc8"/>
    </style:style>
    <style:style style:name="P40" style:family="paragraph" style:parent-style-name="Text_20_body">
      <style:paragraph-properties fo:text-align="justify" style:justify-single-word="false"/>
      <style:text-properties officeooo:paragraph-rsid="0017e808"/>
    </style:style>
    <style:style style:name="P41" style:family="paragraph" style:parent-style-name="Text_20_body">
      <style:paragraph-properties fo:text-align="justify" style:justify-single-word="false"/>
      <style:text-properties style:font-name="Liberation Serif" fo:font-size="16pt" fo:font-weight="normal" officeooo:rsid="0015eb07" style:font-size-asian="16pt" style:font-weight-asian="normal" style:font-name-complex="Times New Roman1" style:font-size-complex="16pt" style:font-weight-complex="normal"/>
    </style:style>
    <style:style style:name="P42" style:family="paragraph" style:parent-style-name="Text_20_body">
      <style:paragraph-properties fo:text-align="justify" style:justify-single-word="false"/>
      <style:text-properties style:use-window-font-color="true" loext:opacity="0%" style:font-name="Times New Roman" fo:font-size="16pt" fo:font-weight="normal" officeooo:rsid="00105308" officeooo:paragraph-rsid="0011a546" style:font-size-asian="16pt" style:font-weight-asian="normal" style:font-name-complex="Times New Roman1" style:font-size-complex="16pt" style:font-weight-complex="normal"/>
    </style:style>
    <style:style style:name="P43" style:family="paragraph" style:parent-style-name="Text_20_body">
      <style:paragraph-properties fo:text-align="justify" style:justify-single-word="false"/>
      <style:text-properties style:font-name="Liberation Serif" fo:font-size="16pt" officeooo:rsid="00105308" style:font-size-asian="16pt" style:font-name-complex="Times New Roman1" style:font-size-complex="16pt"/>
    </style:style>
    <style:style style:name="P44" style:family="paragraph" style:parent-style-name="Heading_20_1">
      <style:paragraph-properties fo:text-align="justify" style:justify-single-word="false"/>
      <style:text-properties officeooo:paragraph-rsid="000d7dff"/>
    </style:style>
    <style:style style:name="P45" style:family="paragraph" style:parent-style-name="Standard">
      <style:paragraph-properties fo:text-align="justify" style:justify-single-word="false"/>
      <style:text-properties officeooo:paragraph-rsid="000d7dff"/>
    </style:style>
    <style:style style:name="P46" style:family="paragraph" style:parent-style-name="Standard">
      <style:paragraph-properties fo:text-align="start" style:justify-single-word="false"/>
      <style:text-properties style:font-name="Times New Roman" fo:font-size="16pt" officeooo:rsid="001aaf4d" officeooo:paragraph-rsid="001c3ce7" style:font-size-asian="16pt" style:font-name-complex="Times New Roman1" style:font-size-complex="16pt"/>
    </style:style>
    <style:style style:name="P47" style:family="paragraph" style:parent-style-name="Text_20_body" style:list-style-name="L2">
      <style:paragraph-properties fo:text-align="start" style:justify-single-word="false"/>
      <style:text-properties style:font-name="Times New Roman" fo:font-size="16pt" officeooo:rsid="001aaf4d" officeooo:paragraph-rsid="001c3ce7" style:font-size-asian="16pt" style:font-name-complex="Times New Roman1" style:font-size-complex="16pt"/>
    </style:style>
    <style:style style:name="P48" style:family="paragraph" style:parent-style-name="Text_20_body" style:list-style-name="L2">
      <style:text-properties style:font-name="Times New Roman" fo:font-size="16pt" officeooo:rsid="001aaf4d" style:font-size-asian="16pt" style:font-name-complex="Times New Roman1" style:font-size-complex="16pt"/>
    </style:style>
    <style:style style:name="P49" style:family="paragraph" style:parent-style-name="Text_20_body">
      <style:paragraph-properties fo:text-align="justify" style:justify-single-word="false"/>
      <style:text-properties officeooo:paragraph-rsid="001c3ce7"/>
    </style:style>
    <style:style style:name="P50" style:family="paragraph" style:parent-style-name="Text_20_body" style:list-style-name="L3">
      <style:paragraph-properties fo:text-align="justify" style:justify-single-word="false"/>
      <style:text-properties officeooo:paragraph-rsid="001c3ce7"/>
    </style:style>
    <style:style style:name="P51" style:family="paragraph" style:parent-style-name="Text_20_body" style:list-style-name="L4">
      <style:text-properties style:font-name="Times New Roman" fo:font-size="16pt" officeooo:rsid="001aaf4d" style:font-size-asian="16pt" style:font-name-complex="Times New Roman1" style:font-size-complex="16pt"/>
    </style:style>
    <style:style style:name="P52" style:family="paragraph" style:parent-style-name="Text_20_body" style:list-style-name="L5">
      <style:paragraph-properties fo:text-align="justify" style:justify-single-word="false"/>
      <style:text-properties officeooo:paragraph-rsid="001c3ce7"/>
    </style:style>
    <style:style style:name="P53" style:family="paragraph" style:parent-style-name="Text_20_body" style:list-style-name="L5">
      <style:paragraph-properties fo:text-align="justify" style:justify-single-word="false"/>
      <style:text-properties style:font-name="Liberation Serif" fo:font-size="16pt" officeooo:rsid="00105308" style:font-size-asian="16pt" style:font-name-complex="Times New Roman1" style:font-size-complex="16pt"/>
    </style:style>
    <style:style style:name="P54" style:family="paragraph" style:parent-style-name="Standard">
      <style:paragraph-properties fo:text-align="start" style:justify-single-word="false"/>
      <style:text-properties style:font-name="Times New Roman" fo:font-size="16pt" officeooo:rsid="001c3ce7" officeooo:paragraph-rsid="001c3ce7" style:font-size-asian="16pt" style:font-name-complex="Times New Roman1" style:font-size-complex="16pt"/>
    </style:style>
    <style:style style:name="P55" style:family="paragraph" style:parent-style-name="Text_20_body" style:list-style-name="L6">
      <style:paragraph-properties fo:text-align="start" style:justify-single-word="false"/>
      <style:text-properties style:font-name="Times New Roman" fo:font-size="16pt" officeooo:rsid="001aaf4d" officeooo:paragraph-rsid="001c3ce7" style:font-size-asian="16pt" style:font-name-complex="Times New Roman1" style:font-size-complex="16pt"/>
    </style:style>
    <style:style style:name="P56" style:family="paragraph" style:parent-style-name="Text_20_body" style:list-style-name="L6">
      <style:text-properties style:font-name="Times New Roman" fo:font-size="16pt" officeooo:rsid="001c3ce7" style:font-size-asian="16pt" style:font-name-complex="Times New Roman1" style:font-size-complex="16pt"/>
    </style:style>
    <style:style style:name="P57" style:family="paragraph" style:parent-style-name="Standard">
      <style:paragraph-properties fo:text-align="start" style:justify-single-word="false"/>
      <style:text-properties officeooo:paragraph-rsid="0020763a"/>
    </style:style>
    <style:style style:name="P58" style:family="paragraph" style:parent-style-name="Text_20_body" style:list-style-name="L7">
      <style:paragraph-properties fo:text-align="start" style:justify-single-word="false"/>
      <style:text-properties style:font-name="Times New Roman" fo:font-size="16pt" officeooo:rsid="001aaf4d" officeooo:paragraph-rsid="0020763a" style:font-size-asian="16pt" style:font-name-complex="Times New Roman1" style:font-size-complex="16pt"/>
    </style:style>
    <style:style style:name="P59" style:family="paragraph" style:parent-style-name="Text_20_body" style:list-style-name="L7">
      <style:text-properties style:font-name="Times New Roman" fo:font-size="16pt" officeooo:rsid="0020763a" style:font-size-asian="16pt" style:font-name-complex="Times New Roman1" style:font-size-complex="16pt"/>
    </style:style>
    <style:style style:name="P60" style:family="paragraph" style:parent-style-name="Standard">
      <style:paragraph-properties fo:text-align="start" style:justify-single-word="false"/>
      <style:text-properties style:font-name="Times New Roman" fo:font-size="16pt" officeooo:rsid="001aaf4d" officeooo:paragraph-rsid="0020763a" style:font-size-asian="16pt" style:font-name-complex="Times New Roman1" style:font-size-complex="16pt"/>
    </style:style>
    <style:style style:name="T1" style:family="text">
      <style:text-properties style:font-name="Times New Roman" fo:font-size="20pt" fo:font-weight="bold" style:font-size-asian="20pt" style:font-weight-asian="bold" style:font-name-complex="Times New Roman1" style:font-size-complex="20pt" style:font-weight-complex="bold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fo:font-variant="normal" fo:text-transform="none" fo:color="#0a0a0a" loext:opacity="100%" fo:font-family="Arial, sans-serif" fo:font-size="12pt" fo:letter-spacing="normal" fo:font-style="normal" fo:font-weight="normal"/>
    </style:style>
    <style:style style:name="T4" style:family="text">
      <style:text-properties style:font-name="Times New Roman" fo:font-size="26pt" fo:font-weight="bold" style:font-size-asian="26pt" style:font-weight-asian="bold" style:font-name-complex="Times New Roman1" style:font-size-complex="26pt" style:font-weight-complex="bold"/>
    </style:style>
    <style:style style:name="T5" style:family="text">
      <style:text-properties style:font-name="Times New Roman" fo:font-size="16pt" style:font-size-asian="16pt" style:font-name-complex="Times New Roman1" style:font-size-complex="16pt"/>
    </style:style>
    <style:style style:name="T6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7" style:family="text">
      <style:text-properties style:use-window-font-color="true" loext:opacity="0%" style:font-name="Times New Roman" fo:font-weight="bold" style:font-weight-asian="bold" style:font-name-complex="Times New Roman1" style:font-weight-complex="bold"/>
    </style:style>
    <style:style style:name="T8" style:family="text">
      <style:text-properties style:use-window-font-color="true" loext:opacity="0%" fo:font-weight="bold" style:font-weight-asian="bold" style:font-name-complex="Times New Roman1" style:font-weight-complex="bold"/>
    </style:style>
    <style:style style:name="T9" style:family="text">
      <style:text-properties officeooo:rsid="00130655"/>
    </style:style>
    <style:style style:name="T10" style:family="text">
      <style:text-properties officeooo:rsid="00134d80"/>
    </style:style>
    <style:style style:name="T11" style:family="text">
      <style:text-properties officeooo:rsid="00203ec1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officeooo:rsid="0021d639"/>
    </style:style>
    <style:style style:name="T14" style:family="text">
      <style:text-properties style:font-name="Liberation Serif" officeooo:rsid="00203ec1"/>
    </style:style>
    <style:style style:name="T15" style:family="text">
      <style:text-properties style:font-name="Liberation Serif" fo:font-size="16pt" officeooo:rsid="001ea009" style:font-size-asian="14pt" style:font-size-complex="16pt"/>
    </style:style>
    <style:style style:name="T16" style:family="text">
      <style:text-properties style:font-name="Liberation Serif" fo:font-size="16pt" officeooo:rsid="0021d639" style:font-size-asian="14pt" style:font-size-complex="16pt"/>
    </style:style>
    <style:style style:name="T17" style:family="text">
      <style:text-properties style:font-name="Liberation Serif" fo:font-weight="normal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Liberation Serif" fo:font-size="16pt" style:font-size-asian="16pt" style:font-size-complex="16pt"/>
    </style:style>
    <style:style style:name="T20" style:family="text">
      <style:text-properties style:font-name="Liberation Serif" fo:font-size="16pt" officeooo:rsid="000f1cc4" style:font-size-asian="16pt" style:font-size-complex="16pt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style:use-window-font-color="true" loext:opacity="0%" style:font-name="Liberation Serif" fo:font-size="16pt" officeooo:rsid="000f1cc4" style:font-size-asian="16pt" style:font-name-complex="Times New Roman1" style:font-size-complex="16pt"/>
    </style:style>
    <style:style style:name="T23" style:family="text">
      <style:text-properties style:use-window-font-color="true" loext:opacity="0%" style:font-name="Times New Roman" fo:font-size="12pt" fo:font-weight="normal" style:font-size-asian="10.5pt" style:font-weight-asian="normal" style:font-name-complex="Times New Roman1" style:font-size-complex="12pt" style:font-weight-complex="normal"/>
    </style:style>
    <style:style style:name="T24" style:family="text">
      <style:text-properties officeooo:rsid="0015eb07"/>
    </style:style>
    <style:style style:name="T25" style:family="text">
      <style:text-properties style:use-window-font-color="true" loext:opacity="0%" style:font-name="Liberation Serif" fo:font-size="18pt" fo:font-weight="bold" officeooo:rsid="0015eb07" style:font-size-asian="18pt" style:font-weight-asian="bold" style:font-name-complex="Times New Roman1" style:font-size-complex="18pt" style:font-weight-complex="bold"/>
    </style:style>
    <style:style style:name="T26" style:family="text">
      <style:text-properties style:font-name="Liberation Serif" officeooo:rsid="00161dc8"/>
    </style:style>
    <style:style style:name="T27" style:family="text">
      <style:text-properties style:font-name="Liberation Serif" fo:font-weight="bold" officeooo:rsid="00161dc8" style:font-weight-asian="bold" style:font-weight-complex="bold"/>
    </style:style>
    <style:style style:name="T28" style:family="text">
      <style:text-properties style:font-name="Liberation Serif" fo:font-weight="normal" officeooo:rsid="00161dc8" style:font-weight-asian="normal" style:font-weight-complex="normal"/>
    </style:style>
    <style:style style:name="T29" style:family="text">
      <style:text-properties style:use-window-font-color="true" loext:opacity="0%" style:font-name="Liberation Serif" fo:font-size="16pt" fo:font-weight="bold" officeooo:rsid="00161dc8" style:font-size-asian="16pt" style:font-weight-asian="bold" style:font-name-complex="Times New Roman1" style:font-size-complex="16pt" style:font-weight-complex="bold"/>
    </style:style>
    <style:style style:name="T30" style:family="text">
      <style:text-properties style:use-window-font-color="true" loext:opacity="0%" style:font-name="Liberation Serif" fo:font-size="16pt" fo:font-weight="bold" officeooo:rsid="00105308" style:font-size-asian="16pt" style:font-weight-asian="bold" style:font-name-complex="Times New Roman1" style:font-size-complex="16pt" style:font-weight-complex="bold"/>
    </style:style>
    <style:style style:name="T31" style:family="text">
      <style:text-properties style:use-window-font-color="true" loext:opacity="0%" style:font-name="Liberation Serif" fo:font-size="16pt" fo:font-weight="normal" officeooo:rsid="0015eb07" style:font-size-asian="16pt" style:font-weight-asian="normal" style:font-name-complex="Times New Roman1" style:font-size-complex="16pt" style:font-weight-complex="normal"/>
    </style:style>
    <style:style style:name="T32" style:family="text">
      <style:text-properties style:use-window-font-color="true" loext:opacity="0%" style:font-name="Liberation Serif" fo:font-size="16pt" officeooo:rsid="00105308" style:font-size-asian="16pt" style:font-name-complex="Times New Roman1" style:font-size-complex="16pt"/>
    </style:style>
    <style:style style:name="T33" style:family="text">
      <style:text-properties style:use-window-font-color="true" loext:opacity="0%" style:font-name="Liberation Serif" fo:font-size="16pt" fo:font-weight="normal" officeooo:rsid="00105308" style:font-size-asian="16pt" style:font-weight-asian="normal" style:font-name-complex="Times New Roman1" style:font-size-complex="16pt" style:font-weight-complex="normal"/>
    </style:style>
    <style:style style:name="T34" style:family="text">
      <style:text-properties style:use-window-font-color="true" loext:opacity="0%" style:font-name="Liberation Serif" fo:font-size="24pt" fo:font-weight="bold" officeooo:rsid="0015eb07" style:font-size-asian="24pt" style:font-weight-asian="bold" style:font-name-complex="Times New Roman1" style:font-size-complex="24pt" style:font-weight-complex="bold"/>
    </style:style>
    <style:style style:name="T35" style:family="text">
      <style:text-properties officeooo:rsid="001c3ce7"/>
    </style:style>
    <style:style style:name="T36" style:family="text">
      <style:text-properties style:font-name="Times New Roman" fo:font-size="16pt" officeooo:rsid="001aaf4d" style:font-size-asian="16pt" style:font-name-complex="Times New Roman1" style:font-size-complex="16pt"/>
    </style:style>
    <style:style style:name="T37" style:family="text">
      <style:text-properties style:use-window-font-color="true" loext:opacity="0%" fo:font-weight="normal" style:font-weight-asian="normal" style:font-weight-complex="normal"/>
    </style:style>
    <style:style style:name="T38" style:family="text">
      <style:text-properties style:use-window-font-color="true" loext:opacity="0%" style:font-name="Liberation Serif" fo:font-size="16pt" officeooo:rsid="001dcf68" style:font-size-asian="16pt" style:font-name-complex="Times New Roman1" style:font-size-complex="16pt"/>
    </style:style>
    <style:style style:name="T39" style:family="text">
      <style:text-properties style:use-window-font-color="true" loext:opacity="0%" fo:font-weight="normal" officeooo:rsid="001c3ce7" style:font-weight-asian="normal" style:font-weight-complex="normal"/>
    </style:style>
    <style:style style:name="T40" style:family="text">
      <style:text-properties style:use-window-font-color="true" loext:opacity="0%" fo:font-weight="normal" officeooo:rsid="0020763a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Baranya Vármegyei SZC Mohácsi Radnóti Miklós Technikum és Szakképző Iskola</text:span></text:p>
      <text:p text:style-name="P2" loext:marker-style-name="T1"/>
      <text:p text:style-name="P3" loext:marker-style-name="T2"><text:span text:style-name="T2">Szakma megnevezése: </text:span><text:span text:style-name="T3">Szoftverfejlesztő és -tesztelő technikus</text:span> </text:p>
      <text:p text:style-name="P3" loext:marker-style-name="T2"><text:span text:style-name="T2">A szakma azonosító száma: </text:span><text:span text:style-name="Strong_20_Emphasis"><text:span text:style-name="T3">5 0613 12 03</text:span></text:span> </text:p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3" loext:marker-style-name="T4"><text:span text:style-name="T4">Vizsgaremek</text:span></text:p>
      <text:p text:style-name="P5" loext:marker-style-name="T4"/>
      <text:p text:style-name="P6" loext:marker-style-name="T5"><text:span text:style-name="T5">Valora</text:span></text:p>
      <text:p text:style-name="P7" loext:marker-style-name="T5"/>
      <text:p text:style-name="P8" loext:marker-style-name="T5"><text:span text:style-name="T5">Készítették:</text:span></text:p>
      <text:p text:style-name="P9" loext:marker-style-name="T5"><text:span text:style-name="T5">Klics Botond</text:span></text:p>
      <text:p text:style-name="P10" loext:marker-style-name="T5">Bakó Kevin Medox</text:p>
      <text:p text:style-name="P10" loext:marker-style-name="T5">Zirkl Erik</text:p>
      <text:p text:style-name="P11" loext:marker-style-name="T5"/>
      <text:p text:style-name="P11" loext:marker-style-name="T5"/>
      <text:p text:style-name="P11" loext:marker-style-name="T5"/>
      <text:p text:style-name="P11" loext:marker-style-name="T5"/>
      <text:p text:style-name="P11" loext:marker-style-name="T5"/>
      <text:p text:style-name="P11" loext:marker-style-name="T5"/>
      <text:p text:style-name="P11" loext:marker-style-name="T5"/>
      <text:p text:style-name="P11" loext:marker-style-name="T5"/>
      <text:p text:style-name="P11" loext:marker-style-name="T5"/>
      <text:p text:style-name="P11" loext:marker-style-name="T5"/>
      <text:p text:style-name="P11" loext:marker-style-name="T5"/>
      <text:p text:style-name="P11" loext:marker-style-name="T5"/>
      <text:p text:style-name="P11" loext:marker-style-name="T5"/>
      <text:p text:style-name="P11" loext:marker-style-name="T5"/>
      <text:p text:style-name="P11" loext:marker-style-name="T5"/>
      <text:p text:style-name="P11" loext:marker-style-name="T5"/>
      <text:p text:style-name="P3" loext:marker-style-name="T6"><text:span text:style-name="T6">Mohács</text:span></text:p>
      <text:p text:style-name="P12" loext:marker-style-name="T6">2025-2026</text:p>
      <text:p text:style-name="P13" loext:marker-style-name="T7"><text:soft-page-break/></text:p>
      <text:h text:style-name="P14" text:outline-level="1" loext:marker-style-name="T7"><text:span text:style-name="T8">Projekt rövid ismertetése:</text:span></text:h>
      <text:p text:style-name="P15"/>
      <text:p text:style-name="P16">A <text:span text:style-name="T9">Valora</text:span> célja, hogy átlátható, pontos és biztonságos módon rögzítse, kezelje és elemezze a vállalat vagy magánszemély pénzügyi adatait, ezzel támogatva a hatékony döntéshozatalt és a jogszabályi megfelelést. <text:span text:style-name="T10">A név az angol „value” szóból jött.</text:span></text:p>
      <text:p text:style-name="P16"/>
      <text:p text:style-name="P17"><text:span text:style-name="T11">F</text:span>ő funkciók </text:p>
      <text:list text:style-name="L1">
        <text:list-item>
          <text:p text:style-name="P18"><text:span text:style-name="Strong_20_Emphasis"><text:span text:style-name="T12">Bejelentkezés és regisztráció</text:span></text:span><text:span text:style-name="T12"> – </text:span><text:span text:style-name="T13">B</text:span><text:span text:style-name="T12">iztonságos hozzáférés személyes fiókhoz.</text:span></text:p>
        </text:list-item>
        <text:list-item>
          <text:p text:style-name="P18"><text:span text:style-name="Strong_20_Emphasis"><text:span text:style-name="T12">Pénzügyi adatok rögzítése</text:span></text:span><text:span text:style-name="T12"> – </text:span><text:span text:style-name="T13">B</text:span><text:span text:style-name="T12">evételek, kiadások, tranzakciók </text:span><text:span text:style-name="T14">rö</text:span><text:span text:style-name="T13">g</text:span><text:span text:style-name="T14">zítése</text:span><text:span text:style-name="T12">.</text:span></text:p>
        </text:list-item>
        <text:list-item>
          <text:p text:style-name="P19"><text:span text:style-name="Strong_20_Emphasis"><text:span text:style-name="T15">Kategorizálás</text:span></text:span><text:span text:style-name="T15"> – </text:span><text:span text:style-name="T16">T</text:span><text:span text:style-name="T15">ételek besorolása (pl. élelmiszer, lakhatás, bér).</text:span></text:p>
        </text:list-item>
        <text:list-item>
          <text:p text:style-name="P18"><text:span text:style-name="Strong_20_Emphasis"><text:span text:style-name="T12">Bankkártyák kezelése </text:span></text:span><text:span text:style-name="Strong_20_Emphasis"><text:span text:style-name="T17">– Az alkalmazásban a felhasználók különféle bankkártyák közül választhatnak, és kezelhetik azok adatait, például limiteket vagy tranzakciókat.</text:span></text:span></text:p>
        </text:list-item>
        <text:list-item>
          <text:p text:style-name="P20"><text:span text:style-name="T18">Biztosítások kezelése</text:span> – Lehetőség van különböző biztosítások (pl. lakás-, személygépkocsi- és életbiztosítás) megkötésére és nyilvántartására az oldalon.</text:p>
        </text:list-item>
        <text:list-item>
          <text:p text:style-name="P20"><text:span text:style-name="T18">Adatbiztonság</text:span> – A rendszer védi a felhasználók adatait, és biztonságos módon tárolja a pénzügyi információkat.</text:p>
        </text:list-item>
        <text:list-item>
          <text:p text:style-name="P20"><text:span text:style-name="T18">Felhasználóbarát felület</text:span> – Az egyszerű és átlátható kialakítás megkönnyíti a rendszer használatát minden felhasználó számára.</text:p>
        </text:list-item>
      </text:list>
      <text:h text:style-name="P21" text:outline-level="1" loext:marker-style-name="T7"><text:soft-page-break/></text:h>
      <text:h text:style-name="P21" text:outline-level="1" loext:marker-style-name="T7"><text:bookmark-start text:name="_Toc190807089"/><text:bookmark-start text:name="_Toc215561963"/>Használt technológiák<text:bookmark-end text:name="_Toc190807089"/><text:bookmark-end text:name="_Toc215561963"/></text:h>
      <text:p text:style-name="P22" loext:marker-style-name="T7"/>
      <text:p text:style-name="P23" loext:marker-style-name="T7">Programozáshoz használt szoftverek</text:p>
      <text:p text:style-name="P22" loext:marker-style-name="T7"/>
      <text:p text:style-name="P24" loext:marker-style-name="T7"><text:span text:style-name="Strong_20_Emphasis"><text:span text:style-name="T19">Apache </text:span></text:span><text:span text:style-name="Strong_20_Emphasis"><text:span text:style-name="T20">NetBeans</text:span></text:span></text:p>
      <text:p text:style-name="P25" loext:marker-style-name="T7"><text:line-break/><text:span text:style-name="T21">Lehetővé teszi a felhasználók számára, hogy különböző programozási nyelveken (például Java vagy PHP) programokat készítsenek egyetlen felületen. Segít a kód megírásában, futtatásában és tesztelésében. A beépített eszközök jelzik a hibákat, és támogatják a hibakeresést, így könnyebben és gyorsabban lehet a problémákat megtalálni és kijavítani. </text:span></text:p>
      <text:p text:style-name="P26" loext:marker-style-name="T7"/>
      <text:p text:style-name="P27" loext:marker-style-name="T7"><text:span text:style-name="Strong_20_Emphasis"><text:span text:style-name="T22">Microsoft Visual Studio</text:span></text:span></text:p>
      <text:p text:style-name="P28" loext:marker-style-name="T7"><text:line-break/>Lehetővé teszi a felhasználók számára, hogy különböző programozási nyelveken, például C#, C++ vagy Python programokat készítsenek egy fejlesztői környezetben. Segít a kód megírásában, futtatásában és tesztelésében. A beépített hibakereső eszközök megkönnyítik a hibák megtalálását és javítását, így hatékonyabbá teszik a programfejlesztést. </text:p>
      <text:p text:style-name="P28" loext:marker-style-name="T7"/>
      <text:p text:style-name="P29" loext:marker-style-name="T7"><text:span text:style-name="Strong_20_Emphasis"><text:span text:style-name="T19">MAMP</text:span></text:span></text:p>
      <text:p text:style-name="P28" loext:marker-style-name="T7"><text:line-break/>Lehetővé teszi a felhasználók számára, hogy saját számítógépükön futtassanak webszervert, és weboldalakat vagy webes alkalmazásokat készítsenek és teszteljenek. Tartalmazza az Apache szervert, a MySQL adatbázist és a PHP-t, így segít a webfejlesztés gyakorlásában és a projektek helyi kipróbálásában, mielőtt azokat éles környezetbe feltöltenék. </text:p>
      <text:p text:style-name="P28" loext:marker-style-name="T7"/>
      <text:p text:style-name="P29" loext:marker-style-name="T7"><text:span text:style-name="Strong_20_Emphasis"><text:span text:style-name="T19">WildFly</text:span></text:span></text:p>
      <text:p text:style-name="P28" loext:marker-style-name="T7"><text:line-break/>Lehetővé teszi a felhasználók számára, hogy Java alapú webes alkalmazásokat és vállalati rendszereket futtassanak és teszteljenek. Segít az alkalmazások telepítésében, kezelésében és működésének <text:soft-page-break/>ellenőrzésében. A fejlesztők így könnyebben kipróbálhatják és hibakereshetik a programokat, mielőtt éles környezetben használnák őket. </text:p>
      <text:p text:style-name="P28" loext:marker-style-name="T7"/>
      <text:p text:style-name="P29" loext:marker-style-name="T7"><text:span text:style-name="Strong_20_Emphasis"><text:span text:style-name="T19">Postman</text:span></text:span></text:p>
      <text:p text:style-name="P28" loext:marker-style-name="T7"><text:line-break/>Lehetővé teszi a felhasználók számára, hogy API-kat teszteljenek és használjanak anélkül, hogy saját kódot kellene írniuk. Segít a kérések küldésében, a válaszok megfigyelésében és az API működésének ellenőrzésében. A fejlesztők így könnyebben találhatják meg a hibákat és ellenőrizhetik az alkalmazások kommunikációját a szerverekkel. </text:p>
      <text:p text:style-name="P30" loext:marker-style-name="T7"/>
      <text:p text:style-name="P23" loext:marker-style-name="T7">Csapatmunkához használt szoftverek</text:p>
      <text:p text:style-name="P23" loext:marker-style-name="T7"/>
      <text:p text:style-name="P31" loext:marker-style-name="T23"><text:span text:style-name="Strong_20_Emphasis"><text:span text:style-name="T19">Discord</text:span></text:span></text:p>
      <text:p text:style-name="P32" loext:marker-style-name="T23"><text:line-break/>Lehetővé teszi a felhasználók számára, hogy szöveges, hang- és videóüzeneteket küldjenek, valamint csoportokat és közösségeket hozzanak létre. Segít a kommunikációban barátokkal, csapatokkal vagy közösségekkel, és lehetővé teszi a fájlok és képek megosztását is. A felhasználók így könnyebben tarthatják a kapcsolatot és szervezhetik a közös tevékenységeket. </text:p>
      <text:p text:style-name="P32" loext:marker-style-name="T23"/>
      <text:p text:style-name="P31" loext:marker-style-name="T23"><text:span text:style-name="Strong_20_Emphasis"><text:span text:style-name="T19">GitHub</text:span></text:span></text:p>
      <text:p text:style-name="P32" loext:marker-style-name="T23"><text:line-break/>Lehetővé teszi a felhasználók számára, hogy kódjaikat online tárolják, megosszák és együttműködjenek más fejlesztőkkel. Segít a verziókezelésben, a projektek nyomon követésében és a hibák kezelésében. A fejlesztők így könnyebben dolgozhatnak csapatban, követhetik a változásokat és biztonságosan tárolhatják a munkájukat. </text:p>
      <text:p text:style-name="P32" loext:marker-style-name="T23"/>
      <text:p text:style-name="P31" loext:marker-style-name="T23"><text:span text:style-name="Strong_20_Emphasis"><text:span text:style-name="T19">Jira</text:span></text:span></text:p>
      <text:p text:style-name="P32" loext:marker-style-name="T23"><text:line-break/>Lehetővé teszi a felhasználók számára, hogy projekteket és feladatokat követhessenek nyomon egy központi rendszerben. Segít a feladatok kiosztásában, határidők követésében és a csapat munkájának szervezésében. A fejlesztők és csapatok így könnyebben átláthatják a projekt állapotát, azonosíthatják a problémákat és hatékonyabban dolgozhatnak együtt. </text:p>
      <text:p text:style-name="P32" loext:marker-style-name="T23"><text:soft-page-break/></text:p>
      <text:h text:style-name="P21" text:outline-level="1" loext:marker-style-name="T7">A <text:span text:style-name="T24">programozás során használt nyelvek</text:span></text:h>
      <text:p text:style-name="P33" loext:marker-style-name="T7"/>
      <text:p text:style-name="P34" loext:marker-style-name="T7"><text:span text:style-name="Strong_20_Emphasis"><text:span text:style-name="T25">Frontend</text:span></text:span></text:p>
      <text:p text:style-name="P34" loext:marker-style-name="T7"><text:span text:style-name="Strong_20_Emphasis"><text:span text:style-name="T25"/></text:span></text:p>
      <text:p text:style-name="P35" loext:marker-style-name="T23"><text:span text:style-name="Strong_20_Emphasis"><text:span text:style-name="T26">React</text:span></text:span></text:p>
      <text:p text:style-name="P35" loext:marker-style-name="T23"><text:span text:style-name="Strong_20_Emphasis"><text:span text:style-name="T27"><text:line-break/></text:span></text:span><text:span text:style-name="Strong_20_Emphasis"><text:span text:style-name="T28">A React egy JavaScript alapú könyvtár, amelyet webes felhasználói felületek készítésére használnak. Segítségével modern, gyors és interaktív weboldalakat lehet létrehozni. A React lehetővé teszi, hogy az oldal tartalma automatikusan frissüljön, amikor az adatok megváltoznak, így a felhasználói élmény gördülékenyebb és hatékonyabb lesz.</text:span></text:span></text:p>
      <text:p text:style-name="P36">A könyvtár komponens alapú felépítést alkalmaz, ami azt jelenti, hogy a felhasználói felület kisebb, önálló részekből áll. Ezek a komponensek újra felhasználhatók, ami megkönnyíti a fejlesztést és a karbantartást. Emellett támogatja az egyoldalas alkalmazások készítését, ahol az oldal nem töltődik újra minden műveletnél, hanem csak a szükséges részek frissülnek.</text:p>
      <text:p text:style-name="P36">A React széles körben elterjedt a webfejlesztésben, mivel gyors, rugalmas és könnyen bővíthető. Nagy közösség és sok kiegészítő eszköz áll rendelkezésre, ami segíti a fejlesztőket a modern és hatékony webalkalmazások létrehozásában.</text:p>
      <text:p text:style-name="P37" loext:marker-style-name="T23"><text:span text:style-name="Strong_20_Emphasis"><text:span text:style-name="T29"/></text:span></text:p>
      <text:p text:style-name="P38" loext:marker-style-name="T23"><text:span text:style-name="Strong_20_Emphasis"><text:span text:style-name="T30"/></text:span></text:p>
      <text:p text:style-name="P34" loext:marker-style-name="T7"><text:span text:style-name="Strong_20_Emphasis"><text:span text:style-name="T25"/></text:span></text:p>
      <text:p text:style-name="P34" loext:marker-style-name="T7"><text:span text:style-name="Strong_20_Emphasis"><text:span text:style-name="T25">Backend</text:span></text:span></text:p>
      <text:p text:style-name="P34" loext:marker-style-name="T7"><text:span text:style-name="Strong_20_Emphasis"><text:span text:style-name="T25"/></text:span></text:p>
      <text:p text:style-name="P39" loext:marker-style-name="T23"><text:span text:style-name="Strong_20_Emphasis"><text:span text:style-name="T29">TypeScript</text:span></text:span></text:p>
      <text:p text:style-name="P40" loext:marker-style-name="T7"><text:span text:style-name="Strong_20_Emphasis"><text:span text:style-name="T25"><text:line-break/></text:span></text:span><text:span text:style-name="Strong_20_Emphasis"><text:span text:style-name="T31">A TypeScript egy JavaScript alapú programozási nyelv. Segítségével a </text:span></text:span><text:soft-page-break/><text:span text:style-name="Strong_20_Emphasis"><text:span text:style-name="T31">fejlesztők biztonságosabb és átláthatóbb kódot írhatnak, mivel a változók és függvények típusai előre meghatározhatók.</text:span></text:span></text:p>
      <text:p text:style-name="P41">A TypeScript kód végül JavaScriptre fordul le, így minden olyan környezetben futtatható, ahol a JavaScript is működik. A típusellenőrzés segít a hibák korai felismerésében, ami különösen nagyobb projektek esetén hasznos.</text:p>
      <text:p text:style-name="P41">Előnye, hogy javítja a kód olvashatóságát és karbantarthatóságát, valamint támogatja a modern fejlesztési eszközöket. Emiatt egyre gyakrabban használják webes és alkalmazásfejlesztési projektekben.</text:p>
      <text:p text:style-name="P34" loext:marker-style-name="T7"><text:span text:style-name="Strong_20_Emphasis"><text:span text:style-name="T25"/></text:span></text:p>
      <text:p text:style-name="P34" loext:marker-style-name="T7"><text:span text:style-name="Strong_20_Emphasis"><text:span text:style-name="T25"/></text:span></text:p>
      <text:p text:style-name="P34" loext:marker-style-name="T7"><text:span text:style-name="Strong_20_Emphasis"><text:span text:style-name="T25"/></text:span></text:p>
      <text:p text:style-name="P34" loext:marker-style-name="T7"><text:span text:style-name="Strong_20_Emphasis"><text:span text:style-name="T25">Database</text:span></text:span></text:p>
      <text:p text:style-name="P34" loext:marker-style-name="T7"><text:span text:style-name="Strong_20_Emphasis"><text:span text:style-name="T25"/></text:span></text:p>
      <text:p text:style-name="P39" loext:marker-style-name="T7"><text:span text:style-name="Strong_20_Emphasis"><text:span text:style-name="T32">MySQL</text:span></text:span><text:span text:style-name="Strong_20_Emphasis"><text:span text:style-name="T25"><text:line-break/></text:span></text:span></text:p>
      <text:p text:style-name="P42" loext:marker-style-name="T23"><text:span text:style-name="Strong_20_Emphasis"><text:span text:style-name="T17">A MySQL egy relációs adatbázis-kezelő rendszer, amelyet adatok tárolására és kezelésére használnak különböző alkalmazásokban. Segítségével az információk strukturált módon, táblákban tárolhatók, így könnyen kereshetők, módosíthatók és rendszerezhetők.</text:span></text:span></text:p>
      <text:p text:style-name="P43">A rendszer az SQL (Structured Query Language) nyelvet használja, amellyel az adatok lekérdezhetők, frissíthetők és törölhetők. A MySQL gyors és megbízható működést biztosít, ezért széles körben alkalmazzák webes és vállalati rendszerekben.</text:p>
      <text:p text:style-name="P43">Előnye, hogy képes nagy mennyiségű adat kezelésére, több felhasználó egyidejű kiszolgálására, valamint támogatja az adatbiztonságot és a biztonsági mentéseket. Nyílt forráskódú megoldás, ezért sok fejlesztő és szervezet használja különböző projektekben.</text:p>
      <text:p text:style-name="P37" loext:marker-style-name="T23"><text:span text:style-name="Strong_20_Emphasis"><text:span text:style-name="T33"/></text:span></text:p>
      <text:h text:style-name="P44" text:outline-level="1" loext:marker-style-name="T7"><text:soft-page-break/><text:span text:style-name="Strong_20_Emphasis"><text:span text:style-name="T34">Csapatmunka</text:span></text:span></text:h>
      <text:p text:style-name="P45" loext:marker-style-name="T7"><text:span text:style-name="Strong_20_Emphasis"><text:span text:style-name="T34"/></text:span></text:p>
      <text:p text:style-name="P46" loext:marker-style-name="T5">Klics Botond</text:p>
      <text:p text:style-name="P46" loext:marker-style-name="T5"/>
      <text:p text:style-name="P39" loext:marker-style-name="T7"><text:span text:style-name="Strong_20_Emphasis"><text:span text:style-name="T32">Frontend fejlesztés:</text:span></text:span></text:p>
      <text:list text:style-name="L2">
        <text:list-item>
          <text:p text:style-name="P47" loext:marker-style-name="T5">A weboldal felhasználói felületének megvalósítása </text:p>
        </text:list-item>
        <text:list-item>
          <text:p text:style-name="P48">A tervek és dizájnok kód<text:span text:style-name="T35">olása</text:span>.</text:p>
        </text:list-item>
        <text:list-item>
          <text:p text:style-name="P48">Reszponzív, különböző eszközökön jól működő felület készítése.</text:p>
        </text:list-item>
        <text:list-item>
          <text:p text:style-name="P48">Interaktív funkciók fejlesztése (gombok, űrlapok, animációk).</text:p>
        </text:list-item>
        <text:list-item>
          <text:p text:style-name="P48">Kapcsolat a backend rendszerrel (adatok lekérése és megjelenítése).</text:p>
        </text:list-item>
        <text:list-item>
          <text:p text:style-name="P48">A teljesítmény és a felhasználói élmény optimalizálása.</text:p>
        </text:list-item>
      </text:list>
      <text:p text:style-name="P46" loext:marker-style-name="T5"/>
      <text:p text:style-name="P49" loext:marker-style-name="T7"><text:span text:style-name="Strong_20_Emphasis"><text:span text:style-name="T32">Webdesign:</text:span></text:span></text:p>
      <text:list text:style-name="L3">
        <text:list-item>
          <text:p text:style-name="P50" loext:marker-style-name="T7"><text:span text:style-name="T36">A weboldal kinézetének és stílusának megtervezése.</text:span></text:p>
        </text:list-item>
      </text:list>
      <text:list text:style-name="L4">
        <text:list-item>
          <text:p text:style-name="P51">Színek, betűtípusok és elrendezések kiválasztása.</text:p>
        </text:list-item>
        <text:list-item>
          <text:p text:style-name="P51">Felhasználóbarát és átlátható felület megtervezése.</text:p>
        </text:list-item>
        <text:list-item>
          <text:p text:style-name="P51"><text:span text:style-name="T35">L</text:span>átványtervek készítése.</text:p>
        </text:list-item>
      </text:list>
      <text:p text:style-name="P46" loext:marker-style-name="T5"/>
      <text:p text:style-name="P46" loext:marker-style-name="T5">Bakó Kevin Medox</text:p>
      <text:p text:style-name="P46" loext:marker-style-name="T5"/>
      <text:p text:style-name="P49" loext:marker-style-name="T7"><text:span text:style-name="Strong_20_Emphasis"><text:span text:style-name="T32">Backend fejlesztés:</text:span></text:span></text:p>
      <text:list text:style-name="L5">
        <text:list-item>
          <text:p text:style-name="P52" loext:marker-style-name="T7"><text:span text:style-name="Strong_20_Emphasis"><text:span text:style-name="T33">A webalkalmazás szerveroldali működésének megvalósítása.</text:span></text:span></text:p>
        </text:list-item>
        <text:list-item>
          <text:p text:style-name="P53">API-k készítése és a frontendhez való adatkapcsolatok biztosítása.</text:p>
        </text:list-item>
        <text:list-item>
          <text:p text:style-name="P53">Üzleti logika és funkciók megvalósítása a háttérben.</text:p>
        </text:list-item>
        <text:list-item>
          <text:p text:style-name="P53">Felhasználók hitelesítése és jogosultságkezelés.</text:p>
        </text:list-item>
        <text:list-item>
          <text:p text:style-name="P53">Hibakeresés és a szerveroldali kód karbantartása.</text:p>
        </text:list-item>
      </text:list>
      <text:p text:style-name="P49" loext:marker-style-name="T7"><text:span text:style-name="Strong_20_Emphasis"><text:span text:style-name="T32"/></text:span></text:p>
      <text:p text:style-name="P54" loext:marker-style-name="T5"><text:soft-page-break/></text:p>
      <text:p text:style-name="P46" loext:marker-style-name="T5"/>
      <text:p text:style-name="P46" loext:marker-style-name="T5"><text:span text:style-name="Strong_20_Emphasis"><text:span text:style-name="T37">Zirkl Erik</text:span></text:span></text:p>
      <text:p text:style-name="P46" loext:marker-style-name="T5"><text:span text:style-name="Strong_20_Emphasis"><text:span text:style-name="T37"/></text:span></text:p>
      <text:p text:style-name="P49" loext:marker-style-name="T7"><text:span text:style-name="Strong_20_Emphasis"><text:span text:style-name="T32">Adatbázis-</text:span></text:span><text:span text:style-name="Strong_20_Emphasis"><text:span text:style-name="T38">kezelés</text:span></text:span><text:span text:style-name="Strong_20_Emphasis"><text:span text:style-name="T32">:</text:span></text:span></text:p>
      <text:list text:style-name="L6">
        <text:list-item>
          <text:p text:style-name="P55" loext:marker-style-name="T5"><text:span text:style-name="Strong_20_Emphasis"><text:span text:style-name="T39">Adatbázisok tervezése és struktúrájának kialakítása.</text:span></text:span></text:p>
        </text:list-item>
        <text:list-item>
          <text:p text:style-name="P56">Adatok tárolása, lekérdezése, módosítása és törlése.</text:p>
        </text:list-item>
        <text:list-item>
          <text:p text:style-name="P56">Adatbiztonság és hozzáférés-kezelés biztosítása.</text:p>
        </text:list-item>
        <text:list-item>
          <text:p text:style-name="P56">Kapcsolat biztosítása a backend rendszerekkel az adatok lekéréséhez és frissítéséhez.</text:p>
        </text:list-item>
      </text:list>
      <text:p text:style-name="P46" loext:marker-style-name="T5"><text:span text:style-name="Strong_20_Emphasis"><text:span text:style-name="T39"/></text:span></text:p>
      <text:p text:style-name="P57" loext:marker-style-name="T5"><text:span text:style-name="Strong_20_Emphasis"><text:span text:style-name="T38">Projektmenedzser:</text:span></text:span></text:p>
      <text:list text:style-name="L7">
        <text:list-item>
          <text:p text:style-name="P58" loext:marker-style-name="T5"><text:span text:style-name="Strong_20_Emphasis"><text:span text:style-name="T40">A projekt tervezése, célok és határidők meghatározása.</text:span></text:span></text:p>
        </text:list-item>
        <text:list-item>
          <text:p text:style-name="P59">A projekt előrehaladásának nyomon követése és koordinálása.</text:p>
        </text:list-item>
        <text:list-item>
          <text:p text:style-name="P59">Kommunikáció a csapattagok és az érintettek között.</text:p>
        </text:list-item>
        <text:list-item>
          <text:p text:style-name="P59">A projekt követelményeinek ellenőrzése.</text:p>
        </text:list-item>
      </text:list>
      <text:p text:style-name="P60" loext:marker-style-name="T5"><text:span text:style-name="Strong_20_Emphasis"><text:span text:style-name="T40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635cm" fo:margin-bottom="0.141cm" style:contextual-spacing="false" fo:line-height="116%" fo:keep-together="always" fo:keep-with-next="always"/>
      <style:text-properties fo:color="#2e74b5" loext:opacity="100%" style:font-name="Calibri Light" fo:font-family="'Calibri Light'" style:font-family-generic="roman" style:font-pitch="variable" fo:font-size="20pt" style:letter-kerning="true" style:font-name-asian="NSimSun" style:font-family-asian="NSimSun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1T16:03:59.062860700</meta:creation-date>
    <dc:date>2026-02-21T22:44:33.671032800</dc:date>
    <meta:editing-duration>PT1H9M48S</meta:editing-duration>
    <meta:editing-cycles>13</meta:editing-cycles>
    <meta:generator>LibreOffice/25.2.7.2$Windows_X86_64 LibreOffice_project/5cbfd1ab6520636bb5f7b99185aa69bd7456825d</meta:generator>
    <meta:document-statistic meta:table-count="0" meta:image-count="0" meta:object-count="0" meta:page-count="8" meta:paragraph-count="89" meta:word-count="991" meta:character-count="7942" meta:non-whitespace-character-count="7040"/>
  </office:meta>
</office:document-meta>
</file>